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officeooo:rsid="00204c79" officeooo:paragraph-rsid="00204c79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row table:style-name="TableLine94358506733040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Website</text:p>
          </table:table-cell>
          <table:table-cell table:style-name="Table1.A1" office:value-type="string">
            <text:p text:style-name="P2">Tech_Used</text:p>
          </table:table-cell>
          <table:table-cell table:style-name="Table1.A1" office:value-type="string">
            <text:p text:style-name="P1">Contact_Name</text:p>
          </table:table-cell>
          <table:table-cell table:style-name="Table1.A1" office:value-type="string">
            <text:p text:style-name="P2">Contact_No</text:p>
          </table:table-cell>
        </table:table-row>
        <table:table-row table:style-name="TableLine943585072602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facebook.com/groups/328781928334675/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09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propertypro.co.ke/property-for-rent/in/uasin-gishu/eldoret-north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204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property24.co.ke/property-to-rent-in-eldoret-c1919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331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property.mitula.co.ke/houses-for-rent-eldoret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46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airbnb.com/eldoret-kenya/stays/monthly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57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www.kingsdevelopers.com/to-let-square-apts.php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69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https://rentberry.com/ke/houses/s/eldoret-kenya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82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6934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056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177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299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420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542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664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785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7907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802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815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82720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83936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85152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863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35850728758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11T18:55:56.223940693</meta:creation-date>
    <meta:generator>LibreOffice/6.4.7.2$Linux_X86_64 LibreOffice_project/40$Build-2</meta:generator>
    <dc:date>2024-07-14T15:34:36.910985566</dc:date>
    <meta:editing-duration>PT30M</meta:editing-duration>
    <meta:editing-cycles>18</meta:editing-cycles>
    <meta:document-statistic meta:table-count="1" meta:image-count="0" meta:object-count="0" meta:page-count="1" meta:paragraph-count="12" meta:word-count="12" meta:character-count="432" meta:non-whitespace-character-count="432"/>
  </office:meta>
</office:document-meta>
</file>